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ce5" officeooo:paragraph-rsid="00060ce5"/>
    </style:style>
    <style:style style:name="P2" style:family="paragraph" style:parent-style-name="Standard">
      <style:text-properties officeooo:rsid="0006dcbe" officeooo:paragraph-rsid="0006dcbe"/>
    </style:style>
    <style:style style:name="P3" style:family="paragraph" style:parent-style-name="Standard">
      <style:text-properties officeooo:rsid="0007527a" officeooo:paragraph-rsid="0007527a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08741c" officeooo:paragraph-rsid="0008741c"/>
    </style:style>
    <style:style style:name="P5" style:family="paragraph" style:parent-style-name="Standard">
      <style:text-properties officeooo:rsid="0008741c" officeooo:paragraph-rsid="0008741c"/>
    </style:style>
    <style:style style:name="P6" style:family="paragraph" style:parent-style-name="Standard">
      <style:text-properties officeooo:rsid="0008741c" officeooo:paragraph-rsid="000bda81"/>
    </style:style>
    <style:style style:name="P7" style:family="paragraph" style:parent-style-name="Standard">
      <style:text-properties officeooo:rsid="000bda81" officeooo:paragraph-rsid="000bda81"/>
    </style:style>
    <style:style style:name="T1" style:family="text">
      <style:text-properties officeooo:rsid="0006dcbe"/>
    </style:style>
    <style:style style:name="T2" style:family="text">
      <style:text-properties officeooo:rsid="000a5a82"/>
    </style:style>
    <style:style style:name="T3" style:family="text">
      <style:text-properties officeooo:rsid="000b3f38"/>
    </style:style>
    <style:style style:name="T4" style:family="text">
      <style:text-properties officeooo:rsid="000bda81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 imputation?</text:p>
      <text:p text:style-name="P1">Feature augmentation </text:p>
      <text:p text:style-name="P1">log transformation to skewed distributions</text:p>
      <text:p text:style-name="P1">xy</text:p>
      <text:p text:style-name="P1">rm ones that physically are not deemed important</text:p>
      <text:p text:style-name="P1">cross validation is key</text:p>
      <text:p text:style-name="P1">we can rm some features according to paper [ref] annex because these are not always defined for a certain PRI_jet_num</text:p>
      <text:p text:style-name="P1"/>
      <text:p text:style-name="P2">we put apart a test set from our training set to have a non overfitting test</text:p>
      <text:p text:style-name="P1">different models</text:p>
      <text:p text:style-name="P1"/>
      <text:p text:style-name="P1"><text:line-break/>baseline: <text:span text:style-name="T1">least squares</text:span></text:p>
      <text:p text:style-name="P1">73.5 % then separation by jet num –&gt; 75.9</text:p>
      <text:p text:style-name="P3">we can’t overfit because its a simple model</text:p>
      <text:p text:style-name="P4"/>
      <text:p text:style-name="P5">for ridge: set weights to zero (not sure why but most people do this in the literature)</text:p>
      <text:p text:style-name="P5"/>
      <text:p text:style-name="P5">q-q plot to see which ones are skewed then log them if right skewed or inverse transformation if left skewed</text:p>
      <text:p text:style-name="P5"/>
      <text:p text:style-name="P5">ridge <text:s/>+ polynomial expansion (degrees 2→ 8): huge increase of accuracy for all jet num categories, up to 83 ish when hitting <text:span text:style-name="T3">d</text:span>egree <text:span text:style-name="T3">8; degree 8 is best for jet0; 12 for jet1, 12 for jet2, 12 for jet3 (should look at standard deviation to see if these are prone to overfitting or not)</text:span></text:p>
      <text:p text:style-name="P5"/>
      <text:p text:style-name="P5">- </text:p>
      <text:p text:style-name="P5">- <text:span text:style-name="T3">linear regression w/o nan (are removed) and only with data standardized feature-wise</text:span></text:p>
      <text:p text:style-name="P5">- <text:span text:style-name="T2">changing nan <text:s/>to mean vs removing column (w/ or w/o one-hot encoding give the same results: 0.02 % more with one hot encoding) doesnt change much (for mass : nan accounts for not many so can be fine; but other columns have 30% + missing so cannot interpolate truthfully)</text:span></text:p>
      <text:p text:style-name="P5"/>
      <text:p text:style-name="P5">- <text:span text:style-name="T3">baseline 1 : start with least squares + complete matrix and standardized keeping nan gives higher accuracy then b2 (74.6 average)</text:span></text:p>
      <text:p text:style-name="P5">- <text:span text:style-name="T3">baseline 2: rm nan-containing features + standardize</text:span></text:p>
      <text:p text:style-name="P6"><text:span text:style-name="T3">- baseline 4: b3 and impute values on derived mass (set nan to mean) vs rm nan</text:span></text:p>
      <text:p text:style-name="P6">- <text:span text:style-name="T3">baseline 3: add one hot encoding to b2</text:span></text:p>
      <text:p text:style-name="P6">- <text:span text:style-name="T4">baseline 5: separate data into 4 data sets according to jet num → no need for 1hot encoding up to now LS</text:span></text:p>
      <text:p text:style-name="P5">- <text:span text:style-name="T3">baseline 5: b5 but polynomial + ridge instead of LS</text:span></text:p>
      <text:p text:style-name="P5">- <text:span text:style-name="T4">baseline 6: skew removal and ridge</text:span></text:p>
      <text:p text:style-name="P7">- <text:span text:style-name="T5">baseline 4:</text:span> skew removal &amp; polynomial + ridge </text:p>
      <text:p text:style-name="P7">- baseline 5: xy feature augmentation + skew removal + polynomial + ridge</text:p>
      <text:p text:style-name="P5">- <text:span text:style-name="T3">baseline 6: logistic regression</text:span></text:p>
      <text:p text:style-name="P5">- <text:span text:style-name="T4">baseline 7: regularized logistic regression (ridge + logistic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29:29.901847108</meta:creation-date>
    <dc:date>2018-10-21T17:05:16.003273641</dc:date>
    <meta:editing-duration>PT1H4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368" meta:character-count="2027" meta:non-whitespace-character-count="1682"/>
  </office:meta>
</office:document-meta>
</file>